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caab" officeooo:paragraph-rsid="0013caab"/>
    </style:style>
    <style:style style:name="P2" style:family="paragraph" style:parent-style-name="Standard">
      <style:text-properties officeooo:rsid="0013caab" officeooo:paragraph-rsid="00156857"/>
    </style:style>
    <style:style style:name="P3" style:family="paragraph" style:parent-style-name="Standard">
      <style:text-properties officeooo:rsid="0013caab" officeooo:paragraph-rsid="00173b75"/>
    </style:style>
    <style:style style:name="P4" style:family="paragraph" style:parent-style-name="Standard">
      <style:text-properties officeooo:rsid="001898d2" officeooo:paragraph-rsid="001898d2"/>
    </style:style>
    <style:style style:name="P5" style:family="paragraph" style:parent-style-name="Standard">
      <style:text-properties officeooo:rsid="001aef77" officeooo:paragraph-rsid="001aef77"/>
    </style:style>
    <style:style style:name="P6" style:family="paragraph" style:parent-style-name="Standard">
      <style:text-properties officeooo:rsid="001c5943" officeooo:paragraph-rsid="001e1858"/>
    </style:style>
    <style:style style:name="P7" style:family="paragraph" style:parent-style-name="Standard">
      <style:text-properties officeooo:rsid="0023e64e" officeooo:paragraph-rsid="0023e64e"/>
    </style:style>
    <style:style style:name="P8" style:family="paragraph" style:parent-style-name="Standard">
      <style:text-properties officeooo:rsid="002cf422" officeooo:paragraph-rsid="0045500b"/>
    </style:style>
    <style:style style:name="P9" style:family="paragraph" style:parent-style-name="Standard">
      <style:text-properties officeooo:paragraph-rsid="002fd9a1"/>
    </style:style>
    <style:style style:name="P10" style:family="paragraph" style:parent-style-name="Standard">
      <style:text-properties officeooo:paragraph-rsid="00375f83"/>
    </style:style>
    <style:style style:name="P11" style:family="paragraph" style:parent-style-name="Standard">
      <style:text-properties officeooo:rsid="003b249e" officeooo:paragraph-rsid="003b249e"/>
    </style:style>
    <style:style style:name="P12" style:family="paragraph" style:parent-style-name="Standard">
      <style:text-properties officeooo:rsid="003b249e" officeooo:paragraph-rsid="003b6c02"/>
    </style:style>
    <style:style style:name="P13" style:family="paragraph" style:parent-style-name="Standard">
      <style:text-properties style:font-name="Liberation Serif1" officeooo:rsid="0013caab" officeooo:paragraph-rsid="0013caab"/>
    </style:style>
    <style:style style:name="P14" style:family="paragraph" style:parent-style-name="Standard">
      <style:text-properties style:font-name="Liberation Serif1" officeooo:rsid="001898d2" officeooo:paragraph-rsid="00173b75"/>
    </style:style>
    <style:style style:name="P15" style:family="paragraph" style:parent-style-name="Standard">
      <style:text-properties style:font-name="Liberation Serif1" officeooo:rsid="001898d2" officeooo:paragraph-rsid="0045500b"/>
    </style:style>
    <style:style style:name="P16" style:family="paragraph" style:parent-style-name="Standard">
      <style:text-properties style:font-name="Liberation Serif1" officeooo:rsid="001898d2" officeooo:paragraph-rsid="001aef77"/>
    </style:style>
    <style:style style:name="P17" style:family="paragraph" style:parent-style-name="Standard">
      <style:text-properties style:font-name="Liberation Serif1" officeooo:rsid="001aef77" officeooo:paragraph-rsid="001aef77"/>
    </style:style>
    <style:style style:name="P18" style:family="paragraph" style:parent-style-name="Standard">
      <style:text-properties style:font-name="Liberation Serif1" officeooo:rsid="003b6c02" officeooo:paragraph-rsid="003b6c02"/>
    </style:style>
    <style:style style:name="P19" style:family="paragraph" style:parent-style-name="Standard">
      <style:text-properties style:font-name="Liberation Serif1" officeooo:rsid="001c5943" officeooo:paragraph-rsid="001aef77"/>
    </style:style>
    <style:style style:name="P20" style:family="paragraph" style:parent-style-name="Standard">
      <style:text-properties style:font-name="Liberation Serif1" officeooo:rsid="0021f959" officeooo:paragraph-rsid="001e1858"/>
    </style:style>
    <style:style style:name="P21" style:family="paragraph" style:parent-style-name="Standard">
      <style:text-properties style:font-name="Liberation Serif1" officeooo:rsid="002670ad" officeooo:paragraph-rsid="00375f83"/>
    </style:style>
    <style:style style:name="P22" style:family="paragraph" style:parent-style-name="Standard">
      <style:text-properties style:font-name="Liberation Serif1" officeooo:rsid="0030785d" officeooo:paragraph-rsid="0031f27b"/>
    </style:style>
    <style:style style:name="P23" style:family="paragraph" style:parent-style-name="Standard">
      <style:text-properties style:font-name="Liberation Serif1" officeooo:rsid="002a7aea" officeooo:paragraph-rsid="002fd9a1"/>
    </style:style>
    <style:style style:name="P24" style:family="paragraph" style:parent-style-name="Standard">
      <style:text-properties style:font-name="Liberation Serif1" officeooo:rsid="004651c6" officeooo:paragraph-rsid="004651c6"/>
    </style:style>
    <style:style style:name="P25" style:family="paragraph" style:parent-style-name="Standard">
      <style:text-properties style:font-name="Liberation Serif1" officeooo:rsid="00291750" officeooo:paragraph-rsid="0024789c"/>
    </style:style>
    <style:style style:name="P26" style:family="paragraph" style:parent-style-name="Standard">
      <style:text-properties style:font-name="Liberation Serif1" officeooo:rsid="0024789c" officeooo:paragraph-rsid="0023e64e"/>
    </style:style>
    <style:style style:name="P27" style:family="paragraph" style:parent-style-name="Standard">
      <style:text-properties style:font-name="Liberation Serif1" officeooo:rsid="0023e64e" officeooo:paragraph-rsid="0023e64e"/>
    </style:style>
    <style:style style:name="P28" style:family="paragraph" style:parent-style-name="Standard">
      <style:text-properties style:font-name="Liberation Serif1" officeooo:rsid="0020495b" officeooo:paragraph-rsid="001e1858"/>
    </style:style>
    <style:style style:name="P29" style:family="paragraph" style:parent-style-name="Standard">
      <style:text-properties style:font-name="Liberation Serif1" officeooo:rsid="00173b75" officeooo:paragraph-rsid="00173b75"/>
    </style:style>
    <style:style style:name="P30" style:family="paragraph" style:parent-style-name="Standard">
      <style:text-properties style:font-name="Liberation Serif1" officeooo:rsid="00500cd1" officeooo:paragraph-rsid="004651c6"/>
    </style:style>
    <style:style style:name="P31" style:family="paragraph" style:parent-style-name="Standard">
      <style:text-properties style:font-name="Liberation Serif1" officeooo:rsid="00500cd1" officeooo:paragraph-rsid="00500cd1"/>
    </style:style>
    <style:style style:name="P32" style:family="paragraph" style:parent-style-name="Standard">
      <style:text-properties style:font-name="Liberation Serif1" officeooo:rsid="00500cd1" officeooo:paragraph-rsid="00513225"/>
    </style:style>
    <style:style style:name="P33" style:family="paragraph" style:parent-style-name="Standard">
      <style:text-properties style:font-name="Liberation Serif1" officeooo:rsid="00513225" officeooo:paragraph-rsid="00513225"/>
    </style:style>
    <style:style style:name="P34" style:family="paragraph" style:parent-style-name="Standard">
      <style:text-properties style:font-name="Liberation Serif1" officeooo:rsid="00513225" officeooo:paragraph-rsid="00540ee7"/>
    </style:style>
    <style:style style:name="P35" style:family="paragraph" style:parent-style-name="Standard">
      <style:text-properties style:font-name="Liberation Serif1" officeooo:rsid="00523bd6" officeooo:paragraph-rsid="00523bd6"/>
    </style:style>
    <style:style style:name="P36" style:family="paragraph" style:parent-style-name="Standard">
      <style:text-properties style:font-name="Liberation Serif1" officeooo:rsid="0052566a" officeooo:paragraph-rsid="0052566a"/>
    </style:style>
    <style:style style:name="P37" style:family="paragraph" style:parent-style-name="Standard">
      <style:text-properties style:font-name="Liberation Serif1" officeooo:rsid="0052566a" officeooo:paragraph-rsid="00540ee7"/>
    </style:style>
    <style:style style:name="P38" style:family="paragraph" style:parent-style-name="Standard">
      <style:text-properties officeooo:rsid="00368d2b" officeooo:paragraph-rsid="004651c6"/>
    </style:style>
    <style:style style:name="T1" style:family="text">
      <style:text-properties style:font-name="Liberation Serif1"/>
    </style:style>
    <style:style style:name="T2" style:family="text">
      <style:text-properties style:font-name="Liberation Serif1" officeooo:rsid="00156857"/>
    </style:style>
    <style:style style:name="T3" style:family="text">
      <style:text-properties style:font-name="Liberation Serif1" officeooo:rsid="0016f4fc"/>
    </style:style>
    <style:style style:name="T4" style:family="text">
      <style:text-properties style:font-name="Liberation Serif1" officeooo:rsid="00173b75"/>
    </style:style>
    <style:style style:name="T5" style:family="text">
      <style:text-properties style:font-name="Liberation Serif1" officeooo:rsid="001898d2"/>
    </style:style>
    <style:style style:name="T6" style:family="text">
      <style:text-properties style:font-name="Liberation Serif1" officeooo:rsid="001aef77"/>
    </style:style>
    <style:style style:name="T7" style:family="text">
      <style:text-properties style:font-name="Liberation Serif1" officeooo:rsid="001c5943"/>
    </style:style>
    <style:style style:name="T8" style:family="text">
      <style:text-properties style:font-name="Liberation Serif1" officeooo:rsid="001e1858"/>
    </style:style>
    <style:style style:name="T9" style:family="text">
      <style:text-properties style:font-name="Liberation Serif1" officeooo:rsid="00200cba"/>
    </style:style>
    <style:style style:name="T10" style:family="text">
      <style:text-properties style:font-name="Liberation Serif1" officeooo:rsid="00202f12"/>
    </style:style>
    <style:style style:name="T11" style:family="text">
      <style:text-properties style:font-name="Liberation Serif1" officeooo:rsid="0020495b"/>
    </style:style>
    <style:style style:name="T12" style:family="text">
      <style:text-properties style:font-name="Liberation Serif1" officeooo:rsid="0021f959"/>
    </style:style>
    <style:style style:name="T13" style:family="text">
      <style:text-properties style:font-name="Liberation Serif1" officeooo:rsid="0023e64e"/>
    </style:style>
    <style:style style:name="T14" style:family="text">
      <style:text-properties style:font-name="Liberation Serif1" officeooo:rsid="0024789c"/>
    </style:style>
    <style:style style:name="T15" style:family="text">
      <style:text-properties style:font-name="Liberation Serif1" officeooo:rsid="00252a8e"/>
    </style:style>
    <style:style style:name="T16" style:family="text">
      <style:text-properties style:font-name="Liberation Serif1" officeooo:rsid="002670ad"/>
    </style:style>
    <style:style style:name="T17" style:family="text">
      <style:text-properties style:font-name="Liberation Serif1" officeooo:rsid="0027cf22"/>
    </style:style>
    <style:style style:name="T18" style:family="text">
      <style:text-properties style:font-name="Liberation Serif1" officeooo:rsid="00291750"/>
    </style:style>
    <style:style style:name="T19" style:family="text">
      <style:text-properties style:font-name="Liberation Serif1" officeooo:rsid="002a7aea"/>
    </style:style>
    <style:style style:name="T20" style:family="text">
      <style:text-properties style:font-name="Liberation Serif1" officeooo:rsid="002b3b22"/>
    </style:style>
    <style:style style:name="T21" style:family="text">
      <style:text-properties style:font-name="Liberation Serif1" officeooo:rsid="002c3a88"/>
    </style:style>
    <style:style style:name="T22" style:family="text">
      <style:text-properties style:font-name="Liberation Serif1" officeooo:rsid="002e02a7"/>
    </style:style>
    <style:style style:name="T23" style:family="text">
      <style:text-properties style:font-name="Liberation Serif1" officeooo:rsid="0030785d"/>
    </style:style>
    <style:style style:name="T24" style:family="text">
      <style:text-properties style:font-name="Liberation Serif1" officeooo:rsid="0031d058"/>
    </style:style>
    <style:style style:name="T25" style:family="text">
      <style:text-properties style:font-name="Liberation Serif1" officeooo:rsid="0031f27b"/>
    </style:style>
    <style:style style:name="T26" style:family="text">
      <style:text-properties style:font-name="Liberation Serif1" officeooo:rsid="003270dc"/>
    </style:style>
    <style:style style:name="T27" style:family="text">
      <style:text-properties style:font-name="Liberation Serif1" officeooo:rsid="0032a9c5"/>
    </style:style>
    <style:style style:name="T28" style:family="text">
      <style:text-properties style:font-name="Liberation Serif1" officeooo:rsid="0034abd0"/>
    </style:style>
    <style:style style:name="T29" style:family="text">
      <style:text-properties style:font-name="Liberation Serif1" officeooo:rsid="003602d1"/>
    </style:style>
    <style:style style:name="T30" style:family="text">
      <style:text-properties style:font-name="Liberation Serif1" officeooo:rsid="00391990"/>
    </style:style>
    <style:style style:name="T31" style:family="text">
      <style:text-properties style:font-name="Liberation Serif1" officeooo:rsid="003b6c02"/>
    </style:style>
    <style:style style:name="T32" style:family="text">
      <style:text-properties style:font-name="Liberation Serif1" officeooo:rsid="003fba97"/>
    </style:style>
    <style:style style:name="T33" style:family="text">
      <style:text-properties style:font-name="Liberation Serif1" officeooo:rsid="00405577"/>
    </style:style>
    <style:style style:name="T34" style:family="text">
      <style:text-properties style:font-name="Liberation Serif1" officeooo:rsid="00424467"/>
    </style:style>
    <style:style style:name="T35" style:family="text">
      <style:text-properties style:font-name="Liberation Serif1" officeooo:rsid="003f06c9"/>
    </style:style>
    <style:style style:name="T36" style:family="text">
      <style:text-properties style:font-name="Liberation Serif1" officeooo:rsid="00433a6b"/>
    </style:style>
    <style:style style:name="T37" style:family="text">
      <style:text-properties style:font-name="Liberation Serif1" officeooo:rsid="0043df76"/>
    </style:style>
    <style:style style:name="T38" style:family="text">
      <style:text-properties style:font-name="Liberation Serif1" officeooo:rsid="00445d3f"/>
    </style:style>
    <style:style style:name="T39" style:family="text">
      <style:text-properties style:font-name="Liberation Serif1" officeooo:rsid="0045500b"/>
    </style:style>
    <style:style style:name="T40" style:family="text">
      <style:text-properties style:font-name="Liberation Serif1" officeooo:rsid="004651c6"/>
    </style:style>
    <style:style style:name="T41" style:family="text">
      <style:text-properties style:font-name="Liberation Serif1" officeooo:rsid="00500cd1"/>
    </style:style>
    <style:style style:name="T42" style:family="text">
      <style:text-properties officeooo:rsid="004651c6"/>
    </style:style>
    <style:style style:name="T43" style:family="text">
      <style:text-properties officeooo:rsid="00513225"/>
    </style:style>
    <style:style style:name="T44" style:family="text">
      <style:text-properties officeooo:rsid="0052566a"/>
    </style:style>
    <style:style style:name="T45" style:family="text">
      <style:text-properties officeooo:rsid="00540e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ents on “Storage of 7<text:span text:style-name="T1">±2 short-term memories in oscillatory subcycles, </text:span><text:span text:style-name="T21">Lisman and Idiart</text:span><text:span text:style-name="T1">”</text:span></text:p>
      <text:p text:style-name="P13"/>
      <text:p text:style-name="P3"><text:span text:style-name="T1">This paper presents a hypothetical model for short-term working memory employing afterdepolarisation to perpetuate high-frequency oscillation between low-frequency oscillations. </text:span><text:span text:style-name="T2">Additionally, the model introduce inhibitory feedback to avoid synchronised firing and to separate individual spikes. While the model gives compelling performance, further tests is required to validate its effectiveness. </text:span><text:span text:style-name="T3">Importantly, the paper focuses on </text:span><text:span text:style-name="T4">the mechanism of</text:span><text:span text:style-name="T3"> perpetuatin</text:span><text:span text:style-name="T4">g</text:span><text:span text:style-name="T3"> short-term memory through time, and does not elaborate the practical significance between neuron</text:span><text:span text:style-name="T5">al</text:span><text:span text:style-name="T3"> activity and memory, </text:span><text:span text:style-name="T4">such as the retrieval of short-term memory or the scanning. Such feature, however, is inevitable given the highly hypothetical nature of the model. </text:span></text:p>
      <text:p text:style-name="P14"/>
      <text:p text:style-name="P15"/>
      <text:p text:style-name="P8"><text:span text:style-name="T5">T</text:span><text:span text:style-name="T1">his model employ several elements to reconstruct some properties of the working memory, </text:span><text:span text:style-name="T39">but it</text:span><text:span text:style-name="T35"> </text:span><text:span text:style-name="T33">also </text:span><text:span text:style-name="T35">provide insight that is not bound by the experimental evidence. Compared with </text:span><text:span text:style-name="T39">other models like </text:span><text:span text:style-name="T35">Hebb’s suggestion of perpetuation by circuited activity, the oscillatory working memory has </text:span><text:span text:style-name="T34">several </text:span><text:span text:style-name="T35"><text:s/></text:span><text:span text:style-name="T32">tractable </text:span><text:span text:style-name="T34">features </text:span><text:span text:style-name="T39">beyond the purpose of memory.</text:span><text:span text:style-name="T34"> The first is the emergence of high frequency oscillations, as a result of global negative feedback. The waveform of the inhibitory </text:span><text:span text:style-name="T36">hyper-polarisation</text:span><text:span text:style-name="T34"> directly determines the refractory period after each spike. </text:span><text:span text:style-name="T36">To </text:span><text:span text:style-name="T37">be consistent with experiment-derived</text:span><text:span text:style-name="T36"> 60-80Hz high-freq oscillation, the timescale of inhibition need to be on order of 10ms, </text:span><text:span text:style-name="T37">which can be validated by measuring the electrical activity of interneuron.</text:span><text:span text:style-name="T36"> </text:span><text:span text:style-name="T37">The second is the memory capacity, that can be approximated with the ratio between the excitable period and the high-freq inhibition time-scale (100ms/10ms~=10). The third being </text:span><text:span text:style-name="T38">the sequential nature of the resultant memory.</text:span></text:p>
      <text:p text:style-name="P16"/>
      <text:p text:style-name="P5"><text:span text:style-name="T5">T</text:span><text:span text:style-name="T1">he learned oscillation is a spatio-temporal sequence. </text:span><text:span text:style-name="T13">(Brief account of the structure of the model).</text:span></text:p>
      <text:p text:style-name="P17"/>
      <text:p text:style-name="P11"><text:span text:style-name="T1">Sinusoidal wave partition time domain into excitable and </text:span><text:span text:style-name="T31">refractory periods.</text:span></text:p>
      <text:p text:style-name="P18">Information from last excitable period is perpetuated to next excitable period.</text:p>
      <text:p text:style-name="P12"><text:span text:style-name="T31">Partitioning</text:span><text:span text:style-name="T1"> of subcycle is maintained by inhibitory feedback. </text:span></text:p>
      <text:p text:style-name="P18"/>
      <text:p text:style-name="P5"><text:span text:style-name="T1">Importantly, this implies each neuron can only be activated once in</text:span><text:span text:style-name="T7"> the same</text:span><text:span text:style-name="T1"> alpha cycle. For example, if one want to store a telephone no. 07</text:span><text:span text:style-name="T14">6</text:span><text:span text:style-name="T1">7</text:span><text:span text:style-name="T14">486</text:span><text:span text:style-name="T1">… , the number “</text:span><text:span text:style-name="T14">6</text:span><text:span text:style-name="T1">” will occur </text:span><text:span text:style-name="T14">2</text:span><text:span text:style-name="T1"> times. Such memory can not be explicitly mapped to a temporal spiking sequence. </text:span><text:span text:style-name="T7">Thus, one need to carefully interpret the learned temporal firing sequence. </text:span></text:p>
      <text:p text:style-name="P19"/>
      <text:p text:style-name="P6"><text:span text:style-name="T8">We can review e</text:span><text:span text:style-name="T1">xperiment</text:span><text:span text:style-name="T8">al significance to seek interpretation.</text:span><text:span text:style-name="T1"> </text:span><text:span text:style-name="T8">Using list-match test,</text:span><text:span text:style-name="T1"> Sternberg </text:span><text:span text:style-name="T8">measured reaction time for testee to decide whether the given object is part of the list or not to reflect the retrieval of working-memory. Every additional object on the list incur</text:span><text:span text:style-name="T9">s</text:span><text:span text:style-name="T8"> a 38ms increase in reaction time, for confirming <text:s/>both the presence of the test object and the absence of the test object, </text:span><text:span text:style-name="T9">implying that both tasks employ an exhaustive scanning search. Thus, in Sternberg’s test, we would only be required to decide whether number “</text:span><text:span text:style-name="T14">6</text:span><text:span text:style-name="T9">” is present in the learned number. </text:span><text:span text:style-name="T10">While s</text:span><text:span text:style-name="T9">uch tests do not concern any order present in the memorised object, the model stores memory explicitly as a temporal sequence, </text:span><text:span text:style-name="T13">making this additional feature</text:span><text:span text:style-name="T11"> a </text:span><text:span text:style-name="T12">testable prediction. </text:span></text:p>
      <text:p text:style-name="P20"/>
      <text:p text:style-name="P10"><text:span text:style-name="T15">T</text:span><text:span text:style-name="T14">he paper </text:span><text:span text:style-name="T15">briefly </text:span><text:span text:style-name="T14">talks about how memory can be formed and </text:span><text:span text:style-name="T20">removed</text:span><text:span text:style-name="T14">. </text:span><text:span text:style-name="T25">Memory can be formed by </text:span><text:span text:style-name="T23">present</text:span><text:span text:style-name="T25">ing activity spike</text:span><text:span text:style-name="T23"> </text:span><text:span text:style-name="T24">through </text:span><text:span text:style-name="T23">informational input to </text:span><text:span text:style-name="T24">a </text:span><text:span text:style-name="T23">neuron, </text:span><text:span text:style-name="T25">which then</text:span><text:span text:style-name="T24"> fits itself to the firing sequence, depending the ADP status of all other neurons. </text:span><text:span text:style-name="T15">Two</text:span><text:span text:style-name="T14"> </text:span><text:span text:style-name="T20">removal</text:span><text:span text:style-name="T14"> </text:span><text:span text:style-name="T17">approaches</text:span><text:span text:style-name="T14"> are provided. First is by overflow, where new inserted spike re-phase the firing pattern and take the place of old perpetuated spike. The second is by relieving </text:span><text:span text:style-name="T16">interneuron </text:span><text:span text:style-name="T14">inhibition, </text:span><text:span text:style-name="T15">where all phase information is lost and all spikes simultaneously </text:span><text:span text:style-name="T20">begin to </text:span><text:span text:style-name="T15">fire </text:span><text:span text:style-name="T20">where</text:span><text:span text:style-name="T16"> the first spike </text:span><text:span text:style-name="T20">was</text:span><text:span text:style-name="T16"> fir</text:span><text:span text:style-name="T20">ing</text:span><text:span text:style-name="T16">. </text:span></text:p>
      <text:p text:style-name="P21"/>
      <text:p text:style-name="P10"><text:soft-page-break/><text:span text:style-name="T26">In the first approach, <text:s/>the insertion of new spike depends on where it is presented first in the cycle. One natural choice is to spike just before any existing spike, shifting all later spikes to later.</text:span><text:span text:style-name="T27"> Consequently i</text:span><text:span text:style-name="T26">f </text:span><text:span text:style-name="T27">the new</text:span><text:span text:style-name="T26"> spike </text:span><text:span text:style-name="T27">is presented</text:span><text:span text:style-name="T26"> </text:span><text:span text:style-name="T27">during the descending phase, it is effective </text:span><text:span text:style-name="T26">before the earliest spike</text:span><text:span text:style-name="T27">, thus will become the new first spike and shifting all existing spikes to later, which cause the last spike to drop out of the excitable window. The authors have also suggested alternative parameter to shift phases to earlier. </text:span><text:span text:style-name="T28">Overall, the insertion works by inhibiting other spikes, at one point or another. </text:span><text:span text:style-name="T29">In the scene that sequential nature do not play a specific function, the orientation of insertion seems irrelevant.</text:span></text:p>
      <text:p text:style-name="P22"/>
      <text:p text:style-name="P9"><text:span text:style-name="T17">In th</text:span><text:span text:style-name="T33">e</text:span><text:span text:style-name="T17"> second approach, one can still access the presence/absence of any specific object by looking at the activity of </text:span><text:span text:style-name="T18">its corresponding</text:span><text:span text:style-name="T17"> neuron. </text:span><text:span text:style-name="T18">This </text:span><text:span text:style-name="T22">echoes</text:span><text:span text:style-name="T18"> the unnecessary ordered feature in the original model – if one only wants to know whether a particular object is present, the non-phasic memory </text:span><text:span text:style-name="T19">is still adequate for the job. </text:span></text:p>
      <text:p text:style-name="P23"/>
      <text:p text:style-name="P38"><text:span text:style-name="T40">This</text:span><text:span text:style-name="T30"> nested oscillatory network </text:span><text:span text:style-name="T40">however does show some disadvantage. It’s not clear how such network should be trained to perform a specific function. Rather, it is constructed only to explain the experimental observables. </text:span><text:span text:style-name="T41">In this sense this model is explanatory rather than mechanistic.</text:span></text:p>
      <text:p text:style-name="P30"/>
      <text:p text:style-name="P31">Some disadvantages of the model</text:p>
      <text:p text:style-name="P31">1. the nesting <text:span text:style-name="T42">p</text:span>rocess can not be iterated and is artificial in nature.</text:p>
      <text:p text:style-name="P32">2. The removal of memory u<text:span text:style-name="T42">p</text:span>on overflow is ra<text:span text:style-name="T42">p</text:span>id. Once a neuron dro<text:span text:style-name="T42">p </text:span>off, it never comes back, i.e. all to none decay without a transient.</text:p>
      <text:p text:style-name="P32"><text:span text:style-name="T43">3. The exact experimental timescale of Adp is unclear.</text:span> </text:p>
      <text:p text:style-name="P33">4. Only the excitable part of the waveform is nestable. This contradicts evidence from electroencephalographic study of human cortical responses where nesting is universal throughout the waveform without apparent affinity.</text:p>
      <text:p text:style-name="P33"/>
      <text:p text:style-name="P35">Some calculation</text:p>
      <text:p text:style-name="P36">The model emloyed has the form </text:p>
      <text:p text:style-name="P36">r dVdt=Vi</text:p>
      <text:p text:style-name="P33">, <text:span text:style-name="T44">which uon assuming small value of r gives </text:span></text:p>
      <text:p text:style-name="P33"/>
      <text:p text:style-name="P33">.</text:p>
      <text:p text:style-name="P36">Where Vrest is set to 7mV</text:p>
      <text:p text:style-name="P36">Sike is only roduced if Vi exceeds -60mV, which imlies</text:p>
      <text:p text:style-name="P36">&gt;10mV.</text:p>
      <text:p text:style-name="P37">If we consider Vosc to be zero, and Vinh to decay fast. <text:span text:style-name="T45">Then the firing condition reduce to Vadp&gt;10mV. <text:s/>The time window where this condition is met is called refiring window. Deending on the waveform emlyed in the model the refiring window could be ms ostfiring</text:span></text:p>
      <text:p text:style-name="P34"/>
      <text:p text:style-name="P24">With a central oscillatory input, it</text:p>
      <text:p text:style-name="P25"/>
      <text:p text:style-name="P7"><text:span text:style-name="T12">A</text:span><text:span text:style-name="T1">greement of timescale:38ms.</text:span></text:p>
      <text:p text:style-name="P26"/>
      <text:p text:style-name="P27">The fate of the temporal sequence:</text:p>
      <text:p text:style-name="P28"/>
      <text:p text:style-name="P4"><text:span text:style-name="T1">The paper hypothesize </text:span><text:span text:style-name="T6">that</text:span><text:span text:style-name="T1"> </text:span><text:span text:style-name="T6">several </text:span><text:span text:style-name="T1">informational elements stored in high-frequency oscillation are nested </text:span><text:span text:style-name="T6">to give a low-freq oscillation.</text:span></text:p>
      <text:p text:style-name="P29"/>
      <text:p text:style-name="P2"><text:span text:style-name="T1"><text:s/></text:span><text:span text:style-name="T2">on the basis that a synchronised central oscillatory signal is distributed throughout the neuron popul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52:29.530316318</meta:creation-date>
    <dc:date>2017-01-10T12:53:54.473390733</dc:date>
    <meta:editing-duration>PT4H27M30S</meta:editing-duration>
    <meta:editing-cycles>42</meta:editing-cycles>
    <meta:generator>LibreOffice/5.1.4.2$Linux_X86_64 LibreOffice_project/10m0$Build-2</meta:generator>
    <meta:document-statistic meta:table-count="0" meta:image-count="0" meta:object-count="0" meta:page-count="2" meta:paragraph-count="32" meta:word-count="1004" meta:character-count="6476" meta:non-whitespace-character-count="5488"/>
  </office:meta>
</office:document-meta>
</file>